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font-name="Ubuntu" style:font-name-asian="Times New Roman" fo:font-size="12pt" style:font-size-asian="12pt" style:font-size-complex="12pt" style:language-asian="en" style:country-asian="GB"/>
    </style:style>
    <style:style style:name="P2" style:parent-style-name="Standard" style:family="paragraph">
      <style:paragraph-properties fo:margin-bottom="0in" fo:line-height="100%"/>
      <style:text-properties style:font-name="Ubuntu" style:font-name-asian="Times New Roman" style:font-name-complex="Times New Roman" fo:font-weight="bold" style:font-weight-asian="bold" fo:font-size="12pt" style:font-size-asian="12pt" style:font-size-complex="12pt" style:language-asian="en" style:country-asian="GB"/>
    </style:style>
    <style:style style:name="P3" style:parent-style-name="Standard" style:family="paragraph">
      <style:paragraph-properties fo:margin-bottom="0in" fo:line-height="100%"/>
      <style:text-properties style:font-name="Ubuntu" style:font-name-asian="Times New Roman" style:font-name-complex="Times New Roman" fo:font-weight="bold" style:font-weight-asian="bold" fo:font-size="12pt" style:font-size-asian="12pt" style:font-size-complex="12pt" style:language-asian="en" style:country-asian="GB"/>
    </style:style>
    <style:style style:name="P4" style:parent-style-name="Standard" style:family="paragraph">
      <style:paragraph-properties fo:margin-bottom="0in" fo:line-height="100%"/>
      <style:text-properties style:font-name="Ubuntu" style:font-name-asian="Times New Roman" style:font-name-complex="Times New Roman" fo:font-size="12pt" style:font-size-asian="12pt" style:font-size-complex="12pt" style:language-asian="en" style:country-asian="GB"/>
    </style:style>
    <style:style style:name="P5" style:parent-style-name="Standard" style:family="paragraph">
      <style:paragraph-properties fo:margin-bottom="0in" fo:line-height="100%"/>
    </style:style>
    <style:style style:name="T6"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7" style:parent-style-name="DefaultParagraphFont" style:family="text">
      <style:text-properties style:font-name="Ubuntu" style:font-name-asian="Times New Roman" style:font-name-complex="Times New Roman" style:text-position="super 66.6%" fo:font-size="12pt" style:font-size-asian="12pt" style:font-size-complex="12pt" style:language-asian="en" style:country-asian="GB"/>
    </style:style>
    <style:style style:name="T8"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9" style:parent-style-name="DefaultParagraphFont" style:family="text">
      <style:text-properties style:font-name="Ubuntu" style:font-name-asian="Times New Roman" style:font-name-complex="Times New Roman" style:text-position="super 66.6%" fo:font-size="12pt" style:font-size-asian="12pt" style:font-size-complex="12pt" style:language-asian="en" style:country-asian="GB"/>
    </style:style>
    <style:style style:name="T10"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11"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P12" style:parent-style-name="Standard" style:family="paragraph">
      <style:paragraph-properties fo:margin-bottom="0in" fo:line-height="100%"/>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P13" style:parent-style-name="Standard" style:family="paragraph">
      <style:paragraph-properties fo:margin-bottom="0in" fo:line-height="100%"/>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P14" style:parent-style-name="Standard" style:family="paragraph">
      <style:paragraph-properties fo:margin-bottom="0in" fo:line-height="100%"/>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P15" style:parent-style-name="Standard" style:family="paragraph">
      <style:paragraph-properties fo:margin-bottom="0in" fo:line-height="100%"/>
      <style:text-properties style:font-name="Ubuntu" style:font-name-asian="Times New Roman" style:font-name-complex="Times New Roman" fo:font-size="12pt" style:font-size-asian="12pt" style:font-size-complex="12pt" style:language-asian="en" style:country-asian="GB"/>
    </style:style>
    <style:style style:name="P16" style:parent-style-name="Standard" style:family="paragraph">
      <style:paragraph-properties fo:margin-bottom="0in" fo:line-height="100%"/>
      <style:text-properties style:font-name="Ubuntu" style:font-name-asian="Times New Roman" style:font-name-complex="Times New Roman" fo:font-size="12pt" style:font-size-asian="12pt" style:font-size-complex="12pt" style:language-asian="en" style:country-asian="GB"/>
    </style:style>
    <style:style style:name="P17" style:parent-style-name="Standard" style:family="paragraph">
      <style:paragraph-properties fo:margin-bottom="0in" fo:line-height="100%"/>
      <style:text-properties style:font-name="Ubuntu" style:font-name-asian="Times New Roman" style:font-name-complex="Times New Roman" fo:font-size="12pt" style:font-size-asian="12pt" style:font-size-complex="12pt" style:language-asian="en" style:country-asian="GB"/>
    </style:style>
    <style:style style:name="P18" style:parent-style-name="Standard" style:family="paragraph">
      <style:paragraph-properties fo:margin-bottom="0in" fo:line-height="100%"/>
      <style:text-properties style:font-name="Ubuntu" style:font-name-asian="Times New Roman" style:font-name-complex="Times New Roman" fo:font-size="12pt" style:font-size-asian="12pt" style:font-size-complex="12pt" style:language-asian="en" style:country-asian="GB"/>
    </style:style>
    <style:style style:name="P19" style:parent-style-name="Standard" style:family="paragraph">
      <style:text-properties style:font-name="Ubuntu" style:font-name-asian="Times New Roman" style:font-name-complex="Times New Roman" fo:font-weight="bold" style:font-weight-asian="bold" fo:font-size="12pt" style:font-size-asian="12pt" style:font-size-complex="12pt" style:language-asian="en" style:country-asian="GB"/>
    </style:style>
    <style:style style:name="P20" style:parent-style-name="Standard" style:family="paragraph">
      <style:paragraph-properties fo:break-before="page" fo:margin-bottom="0in" fo:line-height="100%"/>
      <style:text-properties style:font-name="Ubuntu" style:font-name-asian="Times New Roman" style:font-name-complex="Times New Roman" fo:font-weight="bold" style:font-weight-asian="bold" fo:font-size="12pt" style:font-size-asian="12pt" style:font-size-complex="12pt" style:language-asian="en" style:country-asian="GB"/>
    </style:style>
    <style:style style:name="P21" style:parent-style-name="Standard" style:family="paragraph">
      <style:paragraph-properties fo:margin-bottom="0in" fo:line-height="100%"/>
      <style:text-properties style:font-name="Ubuntu" style:font-name-asian="Times New Roman" style:font-name-complex="Times New Roman" fo:font-weight="bold" style:font-weight-asian="bold" fo:font-size="12pt" style:font-size-asian="12pt" style:font-size-complex="12pt" style:language-asian="en" style:country-asian="GB"/>
    </style:style>
    <style:style style:name="P22" style:parent-style-name="Standard" style:family="paragraph">
      <style:text-properties style:font-name="Ubuntu" style:font-name-asian="Times New Roman" style:font-name-complex="Times New Roman" fo:font-size="12pt" style:font-size-asian="12pt" style:font-size-complex="12pt" style:language-asian="en" style:country-asian="GB"/>
    </style:style>
    <style:style style:name="P23" style:parent-style-name="Standard" style:family="paragraph">
      <style:text-properties style:font-name="Ubuntu" style:font-name-asian="Times New Roman" style:font-name-complex="Times New Roman" fo:font-size="12pt" style:font-size-asian="12pt" style:font-size-complex="12pt" style:language-asian="en" style:country-asian="GB"/>
    </style:style>
    <style:style style:name="T24"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25" style:parent-style-name="DefaultParagraphFont" style:family="text">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T26"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27"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28" style:parent-style-name="DefaultParagraphFont" style:family="text">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T29"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30" style:parent-style-name="DefaultParagraphFont" style:family="text">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T31"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32"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33" style:parent-style-name="DefaultParagraphFont" style:family="text">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T34" style:parent-style-name="DefaultParagraphFont" style:family="text">
      <style:text-properties style:font-name="Ubuntu" style:font-name-asian="Times New Roman" style:font-name-complex="Times New Roman" fo:font-weight="bold" style:font-weight-asian="bold" fo:font-style="italic" style:font-style-asian="italic" fo:font-size="12pt" style:font-size-asian="12pt" style:font-size-complex="12pt" style:language-asian="en" style:country-asian="GB"/>
    </style:style>
    <style:style style:name="T35"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36" style:parent-style-name="DefaultParagraphFont" style:family="text">
      <style:text-properties style:font-name="Ubuntu" style:font-name-asian="Times New Roman" style:font-name-complex="Times New Roman" fo:font-style="italic" style:font-style-asian="italic" fo:font-size="12pt" style:font-size-asian="12pt" style:font-size-complex="12pt" style:language-asian="en" style:country-asian="GB"/>
    </style:style>
    <style:style style:name="T37"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38"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39"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40"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41"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P42" style:parent-style-name="Standard" style:family="paragraph">
      <style:text-properties style:font-name="Ubuntu" style:font-name-asian="Times New Roman" style:font-name-complex="Times New Roman" fo:font-weight="bold" style:font-weight-asian="bold" fo:font-size="12pt" style:font-size-asian="12pt" style:font-size-complex="12pt" style:language-asian="en" style:country-asian="GB"/>
    </style:style>
    <style:style style:name="P43" style:parent-style-name="Standard" style:family="paragraph">
      <style:paragraph-properties fo:break-before="page"/>
      <style:text-properties style:font-name="Ubuntu" style:font-name-asian="Times New Roman" style:font-name-complex="Times New Roman" fo:font-weight="bold" style:font-weight-asian="bold" fo:font-size="12pt" style:font-size-asian="12pt" style:font-size-complex="12pt" style:language-asian="en" style:country-asian="GB"/>
    </style:style>
    <style:style style:name="P44" style:parent-style-name="Standard" style:family="paragraph">
      <style:text-properties style:font-name="Ubuntu" style:font-name-asian="Times New Roman" style:font-name-complex="Times New Roman" fo:font-size="12pt" style:font-size-asian="12pt" style:font-size-complex="12pt" style:language-asian="en" style:country-asian="GB"/>
    </style:style>
    <style:style style:name="T45"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46" style:parent-style-name="DefaultParagraphFont" style:family="text">
      <style:text-properties style:font-name="Ubuntu" fo:font-weight="bold" style:font-weight-asian="bold" style:font-weight-complex="bold" fo:font-size="12pt" style:font-size-asian="12pt" style:font-size-complex="12pt"/>
    </style:style>
    <style:style style:name="T47" style:parent-style-name="DefaultParagraphFont" style:family="text">
      <style:text-properties style:font-name="Ubuntu" fo:font-size="12pt" style:font-size-asian="12pt" style:font-size-complex="12pt"/>
    </style:style>
    <style:style style:name="T48" style:parent-style-name="DefaultParagraphFont" style:family="text">
      <style:text-properties style:font-name="Ubuntu" fo:font-size="12pt" style:font-size-asian="12pt" style:font-size-complex="12pt"/>
    </style:style>
    <style:style style:name="T49" style:parent-style-name="DefaultParagraphFont" style:family="text">
      <style:text-properties style:font-name="Ubuntu" fo:font-size="12pt" style:font-size-asian="12pt" style:font-size-complex="12pt"/>
    </style:style>
    <style:style style:name="T50" style:parent-style-name="DefaultParagraphFont" style:family="text">
      <style:text-properties style:font-name="Ubuntu" fo:font-size="12pt" style:font-size-asian="12pt" style:font-size-complex="12pt"/>
    </style:style>
    <style:style style:name="T51" style:parent-style-name="DefaultParagraphFont" style:family="text">
      <style:text-properties style:font-name="Ubuntu" fo:font-size="12pt" style:font-size-asian="12pt" style:font-size-complex="12pt"/>
    </style:style>
    <style:style style:name="T52" style:parent-style-name="DefaultParagraphFont" style:family="text">
      <style:text-properties style:font-name="Ubuntu" fo:font-size="12pt" style:font-size-asian="12pt" style:font-size-complex="12pt"/>
    </style:style>
    <style:style style:name="T53" style:parent-style-name="DefaultParagraphFont" style:family="text">
      <style:text-properties style:font-name="Ubuntu" style:font-name-asian="Times New Roman" style:font-name-complex="Times New Roman" fo:font-weight="bold" style:font-weight-asian="bold" style:font-weight-complex="bold" fo:font-size="12pt" style:font-size-asian="12pt" style:font-size-complex="12pt" style:language-asian="en" style:country-asian="GB"/>
    </style:style>
    <style:style style:name="T54"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55"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56"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57" style:parent-style-name="DefaultParagraphFont" style:family="text">
      <style:text-properties style:font-name="Ubuntu" style:font-name-asian="Times New Roman" style:font-name-complex="Times New Roman" fo:font-weight="bold" style:font-weight-asian="bold" style:font-weight-complex="bold" fo:font-size="12pt" style:font-size-asian="12pt" style:font-size-complex="12pt" style:language-asian="en" style:country-asian="GB"/>
    </style:style>
    <style:style style:name="T58" style:parent-style-name="DefaultParagraphFont" style:family="text">
      <style:text-properties style:font-name="Ubuntu" style:font-name-asian="Times New Roman" style:font-name-complex="Times New Roman" fo:font-weight="bold" style:font-weight-asian="bold" style:font-weight-complex="bold" fo:font-size="12pt" style:font-size-asian="12pt" style:font-size-complex="12pt" style:language-asian="en" style:country-asian="GB"/>
    </style:style>
    <style:style style:name="T59" style:parent-style-name="DefaultParagraphFont" style:family="text">
      <style:text-properties style:font-name="Ubuntu" style:font-name-asian="Times New Roman" style:font-name-complex="Times New Roman" fo:font-size="12pt" style:font-size-asian="12pt" style:font-size-complex="12pt" style:language-asian="en" style:country-asian="GB"/>
    </style:style>
    <style:style style:name="T60" style:parent-style-name="DefaultParagraphFont" style:family="text">
      <style:text-properties style:font-name="Ubuntu" fo:color="#000000" fo:font-size="12pt" style:font-size-asian="12pt" style:font-size-complex="12pt"/>
    </style:style>
    <style:style style:name="T61" style:parent-style-name="DefaultParagraphFont" style:family="text">
      <style:text-properties style:font-name="Ubuntu" style:font-name-asian="Times New Roman" style:font-name-complex="Times New Roman" fo:color="#000000" fo:font-size="12pt" style:font-size-asian="12pt" style:font-size-complex="12pt" style:language-asian="en" style:country-asian="GB"/>
    </style:style>
    <style:style style:name="T62" style:parent-style-name="DefaultParagraphFont" style:family="text">
      <style:text-properties style:font-name="Ubuntu" style:font-name-asian="Times New Roman" style:font-name-complex="Times New Roman" fo:color="#000000" fo:font-size="12pt" style:font-size-asian="12pt" style:font-size-complex="12pt" style:language-asian="en" style:country-asian="GB"/>
    </style:style>
    <style:style style:name="T63" style:parent-style-name="DefaultParagraphFont" style:family="text">
      <style:text-properties style:font-name="Ubuntu" style:font-name-asian="Times New Roman" style:font-name-complex="Times New Roman" fo:color="#000000" fo:font-size="12pt" style:font-size-asian="12pt" style:font-size-complex="12pt" style:language-asian="en" style:country-asian="GB"/>
    </style:style>
    <style:style style:name="P64" style:parent-style-name="Standard" style:family="paragraph">
      <style:text-properties style:font-name="Ubuntu" style:font-name-asian="Times New Roman" style:font-name-complex="Times New Roman" fo:color="#000000" fo:font-size="12pt" style:font-size-asian="12pt" style:font-size-complex="12pt" style:language-asian="en" style:country-asian="GB"/>
    </style:style>
    <style:style style:name="P65" style:parent-style-name="Standard" style:family="paragraph">
      <style:text-properties style:font-name="Ubuntu" style:font-name-asian="Times New Roman" style:font-name-complex="Times New Roman" fo:font-weight="bold" style:font-weight-asian="bold" style:font-weight-complex="bold" fo:color="#000000" fo:font-size="12pt" style:font-size-asian="12pt" style:font-size-complex="12pt" style:language-asian="en" style:country-asian="GB"/>
    </style:style>
    <style:style style:name="P66" style:parent-style-name="Standard" style:family="paragraph">
      <style:paragraph-properties fo:break-before="page"/>
    </style:style>
    <style:style style:name="T67" style:parent-style-name="DefaultParagraphFont" style:family="text">
      <style:text-properties style:font-name="Ubuntu" style:font-name-asian="Times New Roman" style:font-name-complex="Times New Roman" fo:font-weight="bold" style:font-weight-asian="bold" style:font-weight-complex="bold" fo:color="#000000" fo:font-size="12pt" style:font-size-asian="12pt" style:font-size-complex="12pt" style:language-asian="en" style:country-asian="GB"/>
    </style:style>
    <style:style style:name="P68" style:parent-style-name="Standard" style:family="paragraph">
      <style:text-properties style:font-name="Ubuntu" style:font-name-asian="Times New Roman" style:font-name-complex="Times New Roman" fo:color="#000000" fo:font-size="12pt" style:font-size-asian="12pt" style:font-size-complex="12pt" style:language-asian="en" style:country-asian="GB"/>
    </style:style>
    <style:style style:name="P69" style:parent-style-name="Standard" style:family="paragraph">
      <style:text-properties style:font-name="Ubuntu" style:font-name-asian="Times New Roman" style:font-name-complex="Times New Roman" fo:color="#000000" fo:font-size="12pt" style:font-size-asian="12pt" style:font-size-complex="12pt" style:language-asian="en" style:country-asian="GB"/>
    </style:style>
    <style:style style:name="T70" style:parent-style-name="DefaultParagraphFont" style:family="text">
      <style:text-properties style:font-name="Ubuntu" style:font-name-asian="Times New Roman" style:font-name-complex="Times New Roman" fo:color="#000000" fo:font-size="12pt" style:font-size-asian="12pt" style:font-size-complex="12pt" style:language-asian="en" style:country-asian="GB"/>
    </style:style>
    <style:style style:name="T71" style:parent-style-name="DefaultParagraphFont" style:family="text">
      <style:text-properties style:font-name="Ubuntu" style:font-name-asian="Times New Roman" style:font-name-complex="Times New Roman" fo:color="#000000" fo:font-size="12pt" style:font-size-asian="12pt" style:font-size-complex="12pt" style:language-asian="en" style:country-asian="GB"/>
    </style:style>
    <style:style style:name="T72" style:parent-style-name="DefaultParagraphFont" style:family="text">
      <style:text-properties style:font-name="Ubuntu" style:font-name-asian="Times New Roman" style:font-name-complex="Times New Roman" fo:color="#000000" fo:font-size="12pt" style:font-size-asian="12pt" style:font-size-complex="12pt" style:language-asian="en" style:country-asian="GB"/>
    </style:style>
    <style:style style:name="T73" style:parent-style-name="DefaultParagraphFont" style:family="text">
      <style:text-properties style:font-name="Ubuntu" style:font-name-asian="Times New Roman" style:font-name-complex="Times New Roman" fo:color="#000000" fo:font-size="12pt" style:font-size-asian="12pt" style:font-size-complex="12pt" style:language-asian="en" style:country-asian="GB"/>
    </style:style>
    <style:style style:name="P74" style:parent-style-name="Standard" style:family="paragraph">
      <style:text-properties style:font-name="Ubuntu" fo:font-weight="bold" style:font-weight-asian="bold" style:font-weight-complex="bold" fo:font-size="12pt" style:font-size-asian="12pt" style:font-size-complex="12pt"/>
    </style:style>
    <style:style style:name="P75" style:parent-style-name="Standard" style:family="paragraph">
      <style:paragraph-properties fo:break-before="page"/>
      <style:text-properties style:font-name="Ubuntu" fo:font-weight="bold" style:font-weight-asian="bold" style:font-weight-complex="bold" fo:font-size="12pt" style:font-size-asian="12pt" style:font-size-complex="12pt"/>
    </style:style>
    <style:style style:name="P76" style:parent-style-name="Standard" style:family="paragraph">
      <style:text-properties style:font-name="Ubuntu" fo:font-size="12pt" style:font-size-asian="12pt" style:font-size-complex="12pt"/>
    </style:style>
    <style:style style:name="P77" style:parent-style-name="Standard" style:family="paragraph">
      <style:text-properties style:font-name="Ubuntu" fo:font-size="12pt" style:font-size-asian="12pt" style:font-size-complex="12pt"/>
    </style:style>
    <style:style style:name="P78" style:parent-style-name="Standard" style:family="paragraph">
      <style:text-properties style:font-name="Ubuntu" fo:font-size="12pt" style:font-size-asian="12pt" style:font-size-complex="12pt"/>
    </style:style>
    <style:style style:name="P79" style:parent-style-name="Standard" style:family="paragraph">
      <style:text-properties style:font-name="Ubuntu" fo:font-size="12pt" style:font-size-asian="12pt" style:font-size-complex="12pt"/>
    </style:style>
    <style:style style:name="P80" style:parent-style-name="Standard" style:family="paragraph">
      <style:text-properties style:font-name="Ubuntu" fo:font-weight="bold" style:font-weight-asian="bold" style:font-weight-complex="bold" fo:font-size="12pt" style:font-size-asian="12pt" style:font-size-complex="12pt"/>
    </style:style>
    <style:style style:name="P81" style:parent-style-name="Standard" style:family="paragraph">
      <style:text-properties style:font-name="Ubuntu" fo:font-size="12pt" style:font-size-asian="12pt" style:font-size-complex="12pt"/>
    </style:style>
    <style:style style:name="P82" style:parent-style-name="Standard" style:family="paragraph">
      <style:text-properties style:font-name="Ubuntu" fo:font-size="12pt" style:font-size-asian="12pt" style:font-size-complex="12pt"/>
    </style:style>
    <style:style style:name="P83" style:parent-style-name="Standard" style:family="paragraph">
      <style:text-properties style:font-name="Ubuntu" fo:font-size="12pt" style:font-size-asian="12pt" style:font-size-complex="12pt"/>
    </style:style>
    <style:style style:name="P84" style:parent-style-name="Standard" style:family="paragraph">
      <style:text-properties style:font-name="Ubuntu" fo:font-size="12pt" style:font-size-asian="12pt" style:font-size-complex="12pt"/>
    </style:style>
    <style:style style:name="P85" style:parent-style-name="Standard" style:family="paragraph">
      <style:text-properties style:font-name="Ubuntu" fo:font-size="12pt" style:font-size-asian="12pt" style:font-size-complex="12pt"/>
    </style:style>
    <style:style style:name="P86" style:parent-style-name="Standard" style:family="paragraph">
      <style:text-properties style:font-name="Ubuntu" fo:font-size="12pt" style:font-size-asian="12pt" style:font-size-complex="12pt"/>
    </style:style>
    <style:style style:name="P87" style:parent-style-name="Standard" style:family="paragraph">
      <style:text-properties style:font-name="Ubuntu" fo:font-size="12pt" style:font-size-asian="12pt" style:font-size-complex="12pt"/>
    </style:style>
    <style:style style:name="P88" style:parent-style-name="Standard" style:family="paragraph">
      <style:text-properties style:font-name="Ubuntu" fo:font-size="12pt" style:font-size-asian="12pt" style:font-size-complex="12pt"/>
    </style:style>
    <style:style style:name="P89" style:parent-style-name="Standard" style:family="paragraph">
      <style:text-properties style:font-name="Ubuntu" fo:font-size="12pt" style:font-size-asian="12pt" style:font-size-complex="12pt"/>
    </style:style>
    <style:style style:name="P90" style:parent-style-name="Standard" style:family="paragraph">
      <style:text-properties style:font-name="Ubuntu" fo:font-weight="bold" style:font-weight-asian="bold" style:font-weight-complex="bold" fo:font-size="12pt" style:font-size-asian="12pt" style:font-size-complex="12pt"/>
    </style:style>
    <style:style style:name="P91" style:parent-style-name="Standard" style:family="paragraph">
      <style:text-properties style:font-name="Ubuntu" fo:font-size="12pt" style:font-size-asian="12pt" style:font-size-complex="12pt"/>
    </style:style>
    <style:style style:name="P92" style:parent-style-name="Standard" style:family="paragraph">
      <style:text-properties style:font-name="Ubuntu" fo:font-size="12pt" style:font-size-asian="12pt" style:font-size-complex="12pt"/>
    </style:style>
    <style:style style:name="P93" style:parent-style-name="Standard" style:family="paragraph">
      <style:text-properties style:font-name="Ubuntu" fo:font-size="12pt" style:font-size-asian="12pt" style:font-size-complex="12pt"/>
    </style:style>
    <style:style style:name="P94" style:parent-style-name="Standard" style:family="paragraph">
      <style:text-properties style:font-name="Ubuntu" fo:font-size="12pt" style:font-size-asian="12pt" style:font-size-complex="12pt"/>
    </style:style>
    <style:style style:name="P95" style:parent-style-name="Standard" style:family="paragraph">
      <style:text-properties style:font-name="Ubuntu" fo:font-size="12pt" style:font-size-asian="12pt" style:font-size-complex="12pt"/>
    </style:style>
    <style:style style:name="P96" style:parent-style-name="Standard" style:family="paragraph">
      <style:text-properties style:font-name="Ubuntu" fo:font-size="12pt" style:font-size-asian="12pt" style:font-size-complex="12pt"/>
    </style:style>
    <style:style style:name="P97" style:parent-style-name="Standard" style:family="paragraph">
      <style:text-properties style:font-name="Ubuntu" fo:font-size="12pt" style:font-size-asian="12pt" style:font-size-complex="12pt"/>
    </style:style>
    <style:style style:name="P98" style:parent-style-name="Standard" style:family="paragraph">
      <style:text-properties style:font-name="Ubuntu" fo:font-size="12pt" style:font-size-asian="12pt" style:font-size-complex="12pt"/>
    </style:style>
    <style:style style:name="P99" style:parent-style-name="Standard" style:family="paragraph">
      <style:text-properties style:font-name="Ubuntu" fo:font-size="12pt" style:font-size-asian="12pt" style:font-size-complex="12pt"/>
    </style:style>
    <style:style style:name="P100" style:parent-style-name="Standard" style:family="paragraph">
      <style:text-properties style:font-name="Ubuntu" fo:font-size="12pt" style:font-size-asian="12pt" style:font-size-complex="12pt"/>
    </style:style>
    <style:style style:name="P101" style:parent-style-name="Standard" style:family="paragraph">
      <style:text-properties style:font-name="Ubuntu" fo:font-size="12pt" style:font-size-asian="12pt" style:font-size-complex="12pt"/>
    </style:style>
    <style:style style:name="P102" style:parent-style-name="Standard" style:family="paragraph">
      <style:text-properties style:font-name="Ubuntu" fo:font-size="12pt" style:font-size-asian="12pt" style:font-size-complex="12pt"/>
    </style:style>
    <style:style style:name="P103" style:parent-style-name="Standard" style:family="paragraph">
      <style:text-properties style:font-name="Ubuntu" fo:font-size="12pt" style:font-size-asian="12pt" style:font-size-complex="12pt"/>
    </style:style>
    <style:style style:name="P104" style:parent-style-name="Standard" style:family="paragraph">
      <style:text-properties style:font-name="Ubuntu" fo:font-size="12pt" style:font-size-asian="12pt" style:font-size-complex="12pt"/>
    </style:style>
    <style:style style:name="P105" style:parent-style-name="Standard" style:family="paragraph">
      <style:text-properties style:font-name="Ubuntu" fo:font-size="12pt" style:font-size-asian="12pt" style:font-size-complex="12pt"/>
    </style:style>
    <style:style style:name="P106" style:parent-style-name="Standard" style:family="paragraph">
      <style:text-properties style:font-name="Ubuntu" fo:font-size="12pt" style:font-size-asian="12pt" style:font-size-complex="12pt"/>
    </style:style>
    <style:style style:name="T107" style:parent-style-name="DefaultParagraphFont" style:family="text">
      <style:text-properties style:font-name="Ubuntu" fo:font-size="12pt" style:font-size-asian="12pt" style:font-size-complex="12pt"/>
    </style:style>
    <style:style style:name="T108" style:parent-style-name="DefaultParagraphFont" style:family="text">
      <style:text-properties style:font-name="Ubuntu" fo:font-weight="bold" style:font-weight-asian="bold" style:font-weight-complex="bold" fo:font-size="12pt" style:font-size-asian="12pt" style:font-size-complex="12pt"/>
    </style:style>
    <style:style style:name="T109" style:parent-style-name="DefaultParagraphFont" style:family="text">
      <style:text-properties style:font-name="Ubuntu" fo:font-size="12pt" style:font-size-asian="12pt" style:font-size-complex="12pt"/>
    </style:style>
    <style:style style:name="T110" style:parent-style-name="DefaultParagraphFont" style:family="text">
      <style:text-properties style:font-name="Ubuntu" fo:font-size="12pt" style:font-size-asian="12pt" style:font-size-complex="12pt"/>
    </style:style>
    <style:style style:name="P111" style:parent-style-name="Standard" style:family="paragraph">
      <style:text-properties style:font-name="Ubuntu" fo:font-size="12pt" style:font-size-asian="12pt" style:font-size-complex="12pt"/>
    </style:style>
    <style:style style:name="T112" style:parent-style-name="DefaultParagraphFont" style:family="text">
      <style:text-properties style:font-name="Ubuntu" fo:font-size="12pt" style:font-size-asian="12pt" style:font-size-complex="12pt"/>
    </style:style>
    <style:style style:name="T113" style:parent-style-name="DefaultParagraphFont" style:family="text">
      <style:text-properties style:font-name="Ubuntu" fo:font-size="12pt" style:font-size-asian="12pt" style:font-size-complex="12pt"/>
    </style:style>
    <style:style style:name="T114" style:parent-style-name="DefaultParagraphFont" style:family="text">
      <style:text-properties style:font-name="Ubuntu" fo:font-size="12pt" style:font-size-asian="12pt" style:font-size-complex="12pt"/>
    </style:style>
    <style:style style:name="P115" style:parent-style-name="Standard" style:family="paragraph">
      <style:text-properties style:font-name="Ubuntu" fo:font-weight="bold" style:font-weight-asian="bold" style:font-weight-complex="bold" fo:font-size="12pt" style:font-size-asian="12pt" style:font-size-complex="12pt"/>
    </style:style>
    <style:style style:name="P116" style:parent-style-name="Standard" style:family="paragraph">
      <style:text-properties style:font-name="Ubuntu" fo:font-size="12pt" style:font-size-asian="12pt" style:font-size-complex="12pt"/>
    </style:style>
    <style:style style:name="P117" style:parent-style-name="Standard" style:family="paragraph">
      <style:text-properties style:font-name="Ubuntu" fo:font-size="12pt" style:font-size-asian="12pt" style:font-size-complex="12pt"/>
    </style:style>
    <style:style style:name="T118" style:parent-style-name="DefaultParagraphFont" style:family="text">
      <style:text-properties style:font-name="Ubuntu" fo:font-size="12pt" style:font-size-asian="12pt" style:font-size-complex="12pt"/>
    </style:style>
    <style:style style:name="T119" style:parent-style-name="DefaultParagraphFont" style:family="text">
      <style:text-properties style:font-name="Ubuntu" fo:font-size="12pt" style:font-size-asian="12pt" style:font-size-complex="12pt"/>
    </style:style>
    <style:style style:name="P120" style:parent-style-name="Standard" style:family="paragraph"/>
    <style:style style:name="T121" style:parent-style-name="DefaultParagraphFont" style:family="text">
      <style:text-properties style:font-name="Ubuntu" fo:font-size="12pt" style:font-size-asian="12pt" style:font-size-complex="12pt"/>
    </style:style>
    <style:style style:name="P122" style:parent-style-name="Standard" style:family="paragraph"/>
    <style:style style:name="T123" style:parent-style-name="DefaultParagraphFont" style:family="text">
      <style:text-properties style:font-name="Ubuntu" fo:font-size="12pt" style:font-size-asian="12pt" style:font-size-complex="12pt"/>
    </style:style>
    <style:style style:name="P124" style:parent-style-name="Standard" style:family="paragraph"/>
    <style:style style:name="T125" style:parent-style-name="DefaultParagraphFont" style:family="text">
      <style:text-properties style:font-name="Ubuntu" fo:font-size="12pt" style:font-size-asian="12pt" style:font-size-complex="12pt"/>
    </style:style>
    <style:style style:name="T126" style:parent-style-name="DefaultParagraphFont" style:family="text">
      <style:text-properties style:font-name="Ubuntu" fo:font-size="12pt" style:font-size-asian="12pt" style:font-size-complex="12pt"/>
    </style:style>
    <style:style style:name="P127" style:parent-style-name="Standard" style:family="paragraph">
      <style:text-properties style:font-name="Ubuntu" fo:font-size="12pt" style:font-size-asian="12pt" style:font-size-complex="12pt"/>
    </style:style>
    <style:style style:name="P128" style:parent-style-name="Standard" style:family="paragraph">
      <style:paragraph-properties fo:break-before="page"/>
    </style:style>
    <style:style style:name="P129" style:parent-style-name="ListParagraph" style:family="paragraph"/>
    <style:style style:name="P130" style:parent-style-name="ListParagraph" style:family="paragraph"/>
  </office:automatic-styles>
  <office:body>
    <office:text text:use-soft-page-breaks="true">
      <text:p text:style-name="P1">Background</text:p>
      <text:p text:style-name="P2"/>
      <text:p text:style-name="P3">Hansard Dataset</text:p>
      <text:p text:style-name="P4"/>
      <text:p text:style-name="P5"><text:span text:style-name="T6">The Hansard Dataset is a set of documents produced by the British Parliament, which began in the 18</text:span><text:span text:style-name="T7">th</text:span><text:span text:style-name="T8"><text:s/>and 19</text:span><text:span text:style-name="T9">th</text:span><text:span text:style-name="T10"><text:s/>century. These documents contain reports and details of debates in the House of Commons, going back to the year 1803. Eventually, in 1907, these reports were made official and started being produced by Parliament itself, becoming “The Official Re</text:span><text:span text:style-name="T11">port”, though still unofficially known as Hansard. Along with becoming official, a report was officially defined as being one:</text:span></text:p>
      <text:p text:style-name="P12"/>
      <text:p text:style-name="P13">“which, though not strictly verbatim, is substantially the</text:p>
      <text:p text:style-name="P14">verbatim report, with repetitions and redundancies omitted and with obvious mistakes corrected, but which on the other hand leaves out nothing that adds to the meaning of the speech or illustrates the argument" (PUT REF HERE)</text:p>
      <text:p text:style-name="P15"/>
      <text:p text:style-name="P16">Hansard is available in a variety of versions. The most commonly used and best known version is the Daily Hansard, which appears each morning and reports of the previous day’s proceedings. However, access to this is via an API that only provides the most recent 7 days worth of Hansard, which limits its usability for this project due to the restricted amount of data available. For this project, most training and processing will be done on the Historical Hansard dataset, which is a dataset containing all 6 series of Hansard, between 1803 to 2004, though it is expected that some of the older documents will<text:s/>be less useful for this project due to the likelihood of them using outdated speech that would no longer be relevant.</text:p>
      <text:p text:style-name="P17"/>
      <text:p text:style-name="P18">The Historical Hansard Dataset is available online in an XML format. Multiple documents per series are available, each document covering<text:s/>a few days debates at most. It is a large dataset, reaching around 10Gb in size in total. Most of the documents available are scanned from hard copies, rather than typed up directly, meaning there is a possibility of small errors from the scanning process<text:s/>that may have to be dealt with. Additionally, from preliminary looks, the data itself appears to be only loosely formatted, and each of the six series appear to be formatted in a slightly different way, so any system designed to read this data will have to be capable of dealing with any changes to formatting.</text:p>
      <text:p text:style-name="P19"/>
      <text:p text:style-name="P20">Natural Language Processing</text:p>
      <text:p text:style-name="P21"/>
      <text:p text:style-name="P22"><text:bookmark-start text:name="__DdeLink__124_837893204"/>Natural Language Processing (NLP) is the process of getting a computer to read and understand written text. Computers are very good at dealing with numbers and performing<text:s/>complex calculations at high speed but are not as good at understand spoken or written language. Because of this, a large part of NLP is the act of processing the data, or text, to make it easier for the computer to understand and work with. NLP covers multiple topics, such as Named Entity Recognition, part of Speech Tagging, and Sentence Boundary Disambiguation. However, the part this project is mainly interested is the act of Sentiment Analysis.</text:p>
      <text:p text:style-name="P23">Sentiment Analysis, also known as Opinion Mining, is the process of identifying and extracting the opinions expressed in a piece of text. It aims to determine the attitude of a speaker or writer towards a topic, or the overall polarity of a piece of text. This can be a judgement made by the writer or speaker, in the case of reviews, or the emotional state of the speaker or writer.</text:p>
      <text:p text:style-name="Standard"><text:span text:style-name="T24">A basic version of Sentiment Analysis classifies the<text:s/></text:span><text:span text:style-name="T25">polarity<text:s/></text:span><text:span text:style-name="T26">of a piece of text, classifying it as either positive, negative or neutral. A more advanced version would be, for example, lo</text:span><text:span text:style-name="T27">oking at emotions expressed in the text, classifying it as<text:s/></text:span><text:span text:style-name="T28">angry, happy,<text:s/></text:span><text:span text:style-name="T29">or<text:s/></text:span><text:span text:style-name="T30">sad</text:span><text:span text:style-name="T31">, as some examples. A basic method used can be to compare a piece to two lists of words, one a list of words that usually denote a positive polarity, and one that usually denote</text:span><text:span text:style-name="T32">s a negative polarity. A system can then simply count the number of positive and negative words in a piece of text, account for any negation (Saying<text:s/></text:span><text:span text:style-name="T33">not great</text:span><text:span text:style-name="T34"><text:s/></text:span><text:span text:style-name="T35">would change the word<text:s/></text:span><text:span text:style-name="T36">great<text:s/></text:span><text:span text:style-name="T37">from a positive to a negative word, for instance) and whichever type<text:s/></text:span><text:span text:style-name="T38">of word was most common would denote the piece of text’s sentiment. However, this method is likely only useful for those pieces of text where it’s known that strong sentiment is likely to be expressed in a simple enough manner, in text such as a review. <text:s/></text:span></text:p>
      <text:p text:style-name="Standard"><text:span text:style-name="T39">Stance Detection is another aspect of Natural Language Processing, similar to Sentiment Analysis. However, the difference here is that Stance Detection sets out to classify the relative stance of two pieces of text, classifying whether the texts agrees wit</text:span><text:span text:style-name="T40">h, disagrees with, discusses, or are unrelated to each other. An example would be detecting the stance of a news article compared to its headline. This may be more applicable to the Hansard Dataset than Sentiment Analysis as the members of parliament are l</text:span><text:span text:style-name="T41">ikely to be expressing some form of stance on a topic that they are debating, but also somewhat more complicated to do, due to the additional classes involved.</text:span><text:bookmark-end text:name="__DdeLink__124_837893204"/></text:p>
      <text:p text:style-name="P42"/>
      <text:p text:style-name="P43">Related Work</text:p>
      <text:p text:style-name="P44">In reasearching the potential design of project, a few relevant pieces of work<text:s/>done by others were discovered, some of which had a useful impact on the design of this project.</text:p>
      <text:p text:style-name="Standard"><text:span text:style-name="T45">“</text:span><text:span text:style-name="T46">Towards sentiment analysis on parliamentary debates in Hansard”(CITE HERE)<text:s/></text:span><text:span text:style-name="T47">is a paper which discussed the progress made by a group of PHD researchers towards</text:span><text:span text:style-name="T48"><text:s/>applying classic sentiment analysis techniques to the Hansard dataset, such as word association. The paper details the proposed approach to sentiment analysis, by using “…heuristic classifiers based on the use of statistical and syntactic clues in the tex</text:span><text:span text:style-name="T49">t…” and using a sentiment lexicon base known as the MPQA corpus to identify sentences containing known positive or negative words. They first classify a sentence using this lexicon, annotating sentences as possitve or negative depending on the number of po</text:span><text:span text:style-name="T50">sitive or negative words, before then applying syntactic clues to improve the classification, such as the presence of negations, such as “not” or “never”, and the inclusion of intensifying adverbs such as “very”. The paper reports an average of 43% correct</text:span><text:span text:style-name="T51">ly annotated sentences, claiming that the correctly annotated sentences were those “…without compound opinions, sarcasm and comparative sentences…”, showing that the style of debate speech renders their syntactic and lexical based approach insufficient for</text:span><text:span text:style-name="T52"><text:s/>the task.</text:span></text:p>
      <text:p text:style-name="Standard"><text:span text:style-name="T53">They Work For You<text:s/></text:span><text:span text:style-name="T54">(CITE HERE) is a website that allowed the user to search for their local MP via post code, and the site can then display the voting patterns for that MP, along with information about how often their votes align with their<text:s/></text:span><text:span text:style-name="T55">parties votes, and shows examples of appearences made by that MP and what they said. The source code is publicly available on Github (CITE HERE) and uses python for a large part of their code base. Whilst it does not appear that they use any form of sentim</text:span><text:span text:style-name="T56">ent analysis, it’s still a good example of the sort of thing that can be done using the parlimentary data, and would likely be well suplimented by my project, allowing them to also show how an MP might speak in debates, as well as how they vote.</text:span></text:p>
      <text:p text:style-name="Standard"><text:span text:style-name="T57">The Fake N</text:span><text:span text:style-name="T58">ews Challenge (CITE HERE)<text:s/></text:span><text:span text:style-name="T59">is a challenge set up to explore “</text:span><text:span text:style-name="T60">how artificial intelligence technologies could be leveraged to combat fake news.</text:span><text:span text:style-name="T61">” and aims to eventually produce a tool that can help human fact checkers tell if a news story is a hoax, or intenti</text:span><text:span text:style-name="T62">onally misleading. The first part of the challenge involved the use of Stance Analaysis on a series of news articles, comparing the contents of the article with the headline, to tell if the article contents agree with the headline or not. As the project is</text:span><text:span text:style-name="T63"><text:s/>set up as a competition, multiple teams submitted solutions to the problem, showing a variety of techniques in solving this problem.</text:span></text:p>
      <text:p text:style-name="P64"/>
      <text:p text:style-name="P65"/>
      <text:p text:style-name="P66"><text:span text:style-name="T67">Technology Research</text:span></text:p>
      <text:p text:style-name="P68">Before any form of planning could begin for the project, some research on the kinds of technologies<text:s/>available was required. Three topics had to be researched, namely the language to be used, what methods were available for sentiment analysis, and what was available to extract the data from its original form to something more useable</text:p>
      <text:p text:style-name="P69">For sentiment analysis, and other required NLP tools, the Natural Language Toolkit (NLTK) (CITE HERE) was found. This Python package provides methods and classes for a majority of NLP tasks, including everything required for this project. Additionally, it’s well documented, as it is commonly used by other projects that require some form of NLP. This means it would be easy to find solutions to any problem encountered during development, as it is highly likely someone else using the same package has encountered a similar issue and documented a solution online. Due to this, it was quickly decided that the NLTK package would be used for all NLP requirements, which also meant the language to be used would be Python.</text:p>
      <text:p text:style-name="Standard"><text:span text:style-name="T70">Once a language was selected, some form of parsing tool had to be d</text:span><text:span text:style-name="T71">iscovered. As the data is provided in XML, a commonly used semi-structured database format, the chosen parser solution had to be able to parse XML. An often used package for Python that could do this is “lxml” (CITE?), a package which could read in XML dat</text:span><text:span text:style-name="T72">a structures and translate them into its own set of classes to be used in Python. However, lxml expects well structured data, whereas the hansard dataset is not as well organised. For this reason, it was decided that BeautifulSoup4 (CITE) would be used, a<text:s/></text:span><text:span text:style-name="T73">module designed to parse less structured data, in HTML or XML. It makes use of the lxml module, but provides methods that allow the parsing of data whose structure is unknown.</text:span></text:p>
      <text:p text:style-name="P74"/>
      <text:p text:style-name="P75">Analysis</text:p>
      <text:p text:style-name="P76">Following along from the background research, some decisions were made<text:s/>on how this project would proceed, and what challenges were expected. Additionally, the design of the overall system had to be developed, and the developmental process.</text:p>
      <text:p text:style-name="P77">Due to the size and complexity of some of the source data, it was decided that the system would not be able to work directly with the original data without some form of intermediary parsing system. Thus, part of the project was to develop a parser that would get all relevant data from the original files, and reorganize them into a more useful format. It was therefore also necessary to decide on the structure of the data once parsed, and how this data would be stored and accessed by the rest of the system. It would also be necessary to decide what exactly from the original data was relevant to the project.</text:p>
      <text:p text:style-name="P78">Additionally, it was important that speech be attributed to the correct member of parliament. It often appeared that the way an MP was referenced in the data would change, going from a full title, honorific and name to just surname. It was<text:s/>important that these different forms of name be recognized as the same person, otherwise speech attributed to just one person would be seen as being said by different people, reducing the accuracy of any searching. This could be done using Named Entity Recognition, an aspect of NLP.</text:p>
      <text:p text:style-name="P79">Any form of supervised machine learning method requires training and testing datasets. Due to the nature of the data being used, there are no preexisiting sets of annotated data available, and thus the datasets used must be hand<text:s/>annotated. A tool designed to do this must therefore be produced that can assist in this lengthy process, allowing a user to generate a set of annotated data that can then be used to train a Artificial Intelligence.</text:p>
      <text:p text:style-name="P80">System Design</text:p>
      <text:p text:style-name="P81"><text:s/>The top level functional<text:s/>design should follow the image below:</text:p>
      <text:p text:style-name="P82">&lt;IMAGE HERE&gt;</text:p>
      <text:p text:style-name="P83">fig 1: Functional block diagram of the overall system</text:p>
      <text:p text:style-name="P84">As seen in the diagram, there are multiple important blocks.</text:p>
      <text:p text:style-name="P85">The first block, the Data Downloader, is designed to download all of the Hansard Dataset<text:s/>from the site online, and store it locally for use by the rest of the system. It is likely that this first block will only need to be run a single time, but still proves useful in ensuring all the data is downloaded.</text:p>
      <text:p text:style-name="P86">The Parser is designed to read the original files downloaded by the Data Downloader, and save all relevant data in separate location, in a more consistent layout than that of the original dataset. This should allow any useage of the data from other parts of the system to be much simpler, and thus faster and less prone to error. It should ensure speech is always attributed to the correct person, even if their names are presented differently.</text:p>
      <text:p text:style-name="P87">The Manual Annotation Tool (the MAT) is designed to allow a user to create a testing and training dataset<text:s/>from the parsed data. It should show a selection of speech to the user, and ask them to annotate it as either a possitive sentiment, negative sentiment, or neutral sentiment. These choices will be recorded, and can then be used to train a machine learning<text:s/>algorithm to extract sentiment from the remaining data.</text:p>
      <text:p text:style-name="P88">The Sentiment Analyser will use the datasets generated by the MAT and produce a model based off the data. It should also provide the ability to load a previously trained model, rather than spend time<text:s/>retraining every time the system is run. Once trained or loaded, it should be able to accept blocks of text, which it can then extract sentiment from, and return it.</text:p>
      <text:p text:style-name="P89">The Search Tool will be used by the user to search through the data for a particular Member of parliament, to get their speech and it’s sentiment, or for a particular topic, to get the sentiment expressed about that topic.</text:p>
      <text:p text:style-name="P90">Data Design</text:p>
      <text:p text:style-name="P91">As parts of the system were designed to modify the layout of the original data at times, the formatting of<text:s/>said data had to be designed as well.</text:p>
      <text:p text:style-name="P92">For the parser, the format of the data files that it produces was originally designed as thus:</text:p>
      <text:p text:style-name="P93">&lt;ORIGINAL XML LAYOUT HERE&gt;</text:p>
      <text:p text:style-name="P94">&lt;date dateformat=”1984/04/13”&gt;<text:tab/></text:p>
      <text:p text:style-name="P95"><text:tab/>&lt;speech&gt;</text:p>
      <text:p text:style-name="P96"><text:tab/><text:tab/>&lt;member&gt;memberName&lt;/member&gt;</text:p>
      <text:p text:style-name="P97"><text:tab/><text:tab/>&lt;topic&gt;topicTitle&lt;/topic&gt;</text:p>
      <text:p text:style-name="P98"><text:tab/><text:tab/>&lt;stance&gt;POS/NEG&lt;/stance&gt;</text:p>
      <text:p text:style-name="P99"><text:tab/><text:tab/>text text text speech speech speeches</text:p>
      <text:p text:style-name="P100"><text:tab/>&lt;/speech&gt;</text:p>
      <text:p text:style-name="P101">&lt;/date&gt;</text:p>
      <text:p text:style-name="P102">This, however, was causing some issues during development based around the size of the produced files, as each entire series of data was being parsed into the same file. In order to combat the slow speeds of accessing such large files, and other issues caused by the layout, the data format was changed. Now, each unique date found within the source had a separate file, and within this file the data was formatted in its<text:s/>final form.</text:p>
      <text:p text:style-name="P103">Each date file is an XML file, the structure of which can be represented as a tree.</text:p>
      <text:p text:style-name="P104">&lt;IMAGE OF DATA STRUCTURE HERE&gt;</text:p>
      <text:p text:style-name="P105">fig 2, diagram showing the structure of the parsed database</text:p>
      <text:p text:style-name="P106">Each file can contain multiple member tags, which each have the member of parliament’s name as an attribute. Each member tag can contain multiple tags for the topics they discuss, each of which have the topic title as an attribute. Each topic tag can have multiple speech tags, each speech tag containing the verbatim copy of<text:s/>what the member said about the particular topic.</text:p>
      <text:p text:style-name="Standard"><text:span text:style-name="T107">The formatting of the annotated data files was also designed at this stage. It was decided that the files would be saved as<text:s/></text:span><text:span text:style-name="T108">CSV<text:s/></text:span><text:span text:style-name="T109">files (comma separated values), which is a simplistic database style where a l</text:span><text:span text:style-name="T110">ine in the file represents a single record, each value of the record being separated by a comma, hence the name. The layout was designed as the following:</text:span></text:p>
      <text:p text:style-name="P111">Sentence; Sentiment; Member; Topic</text:p>
      <text:p text:style-name="Standard"><text:span text:style-name="T112">As shown, it was decided that the best way of annotating full spee</text:span><text:span text:style-name="T113">ch was to split it by sentence, so that each sentence would be annotated with its own sentiment. This would simplify the training process for the machine learning algorithms, as it was thought that trying to train it on too large a block of text would resu</text:span><text:span text:style-name="T114">lt in sub par results.</text:span></text:p>
      <text:p text:style-name="P115">Process</text:p>
      <text:p text:style-name="P116">The process selected for this project was Feature Driven Development (FDD), an agile styled methodology designed to focus on delivering working blocks of software repeatedly. Though this methodology is not usually designed for a single developer, its overall design worked well enough for this project. It began with an overall design of the system (see the diagram above), and then this design was broken down into a list of “features”, by breaking down the overall design into functional sections, represented by the blocks in the diagram. Each of those is decomposed further into a list of features for each one, which can then be targeted as milestones during development. Because these features are relatively <text:s/>small, completing them is a small task, and keeping track of the progress on each feature can give a decent report on the progress of the project as a whole.</text:p>
      <text:p text:style-name="P117">For version control, git, and Github.com was used to maintain versions of code. This can then also be used as a backup<text:s/>service, with the online version of the code hosted on Github being a form of backup, and allowing the code to be transferred between multiple machines with relative ease.</text:p>
      <text:p text:style-name="Standard"><text:span text:style-name="T118">A “to-do” page was also maintained on Trello, which is an online resourse for produc</text:span><text:span text:style-name="T119">ing Kanban style to-do lists. There were four columns in the Kanban Board:</text:span></text:p>
      <text:list text:style-name="LFO2" text:continue-numbering="true">
        <text:list-item>
          <text:p text:style-name="P120"><text:span text:style-name="T121">A “to-do” column for tasks that needed doing that were not yet complete,</text:span></text:p>
        </text:list-item>
        <text:list-item>
          <text:p text:style-name="P122"><text:span text:style-name="T123">A <text:s/>“Doing” column for tasks currently in progress,</text:span></text:p>
        </text:list-item>
        <text:list-item>
          <text:p text:style-name="P124"><text:span text:style-name="T125">A “Blocked” column for tasks that cannot be started<text:s/></text:span><text:span text:style-name="T126">until another task has been completed, or tasks that have been started but cannot continue until another task is done or some event is complete,</text:span></text:p>
        </text:list-item>
        <text:list-item>
          <text:p text:style-name="P127">A “Done” column for tasks that have been completed.</text:p>
        </text:list-item>
      </text:list>
      <text:p text:style-name="P128"/>
      <text:h text:style-name="Heading2" text:outline-level="2">CHAPTER 2</text:h>
      <text:p text:style-name="Normal">Design</text:p>
      <text:p text:style-name="Normal"/>
      <text:list text:style-name="LFO3" text:continue-numbering="true">
        <text:list-item>
          <text:p text:style-name="P129">Overall architecture</text:p>
          <text:list text:continue-numbering="true">
            <text:list-item>
              <text:p text:style-name="P130"/>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Title" style:display-name="Title" style:family="paragraph" style:parent-style-name="Standard" style:next-style-name="Standard">
      <style:paragraph-properties fo:margin-bottom="0in" fo:line-height="100%"/>
      <style:text-properties style:font-name="Calibri Light"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Calibri" style:font-name-complex="DejaVu Sans" fo:letter-spacing="-0.0069in" style:letter-kerning="true" fo:font-size="28pt" style:font-size-asian="28pt" style:font-size-complex="28pt"/>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am Neaves [adn2]</meta:initial-creator>
    <dc:creator>Adam Neaves [adn2]</dc:creator>
    <meta:creation-date>2018-04-16T09:29:00Z</meta:creation-date>
    <dc:date>2018-04-22T15:41:00Z</dc:date>
    <meta:template xlink:href="Normal" xlink:type="simple"/>
    <meta:editing-cycles>36</meta:editing-cycles>
    <meta:editing-duration>PT873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4" meta:word-count="2574" meta:character-count="17212" meta:row-count="122" meta:non-whitespace-character-count="14672"/>
  </office:meta>
</office:document-meta>
</file>